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Standard" style:list-style-name="L1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14e1f2" officeooo:paragraph-rsid="0022c645"/>
    </style:style>
    <style:style style:name="P6" style:family="paragraph" style:parent-style-name="Standard" style:list-style-name="L1">
      <style:text-properties officeooo:rsid="001e1e44" officeooo:paragraph-rsid="0022c645"/>
    </style:style>
    <style:style style:name="P7" style:family="paragraph" style:parent-style-name="Text_20_body">
      <style:text-properties officeooo:rsid="00259631" officeooo:paragraph-rsid="00259631"/>
    </style:style>
    <style:style style:name="P8" style:family="paragraph" style:parent-style-name="Standard" style:list-style-name="L2">
      <style:text-properties officeooo: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>
      <style:text-properties officeooo:rsid="001e8eab" officeooo:paragraph-rsid="001e8eab"/>
    </style:style>
    <style:style style:name="P11" style:family="paragraph" style:parent-style-name="Standard">
      <style:text-properties officeooo:rsid="00296763" officeooo:paragraph-rsid="00296763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8895b" officeooo:paragraph-rsid="0028895b"/>
    </style:style>
    <style:style style:name="P17" style:family="paragraph" style:parent-style-name="Standard" style:list-style-name="L4">
      <style:text-properties officeooo:rsid="0023d45e" officeooo:paragraph-rsid="0023d45e"/>
    </style:style>
    <style:style style:name="P18" style:family="paragraph" style:parent-style-name="Standard" style:list-style-name="L4">
      <style:text-properties officeooo:rsid="001e8eab" officeooo:paragraph-rsid="00204678"/>
    </style:style>
    <style:style style:name="P19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29e839" officeooo:paragraph-rsid="0029e839"/>
    </style:style>
    <style:style style:name="P24" style:family="paragraph" style:parent-style-name="Standard" style:list-style-name="L6">
      <style:text-properties officeooo:rsid="001c9d41" officeooo:paragraph-rsid="001c9d41"/>
    </style:style>
    <style:style style:name="P25" style:family="paragraph" style:parent-style-name="Standard">
      <style:text-properties officeooo:rsid="0011fb72" officeooo:paragraph-rsid="0011fb72"/>
    </style:style>
    <style:style style:name="P26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7" style:family="paragraph" style:parent-style-name="Standard">
      <style:text-properties officeooo:rsid="0014e1f2" officeooo:paragraph-rsid="0014e1f2"/>
    </style:style>
    <style:style style:name="P28" style:family="paragraph" style:parent-style-name="Standard" style:list-style-name="L7">
      <style:text-properties officeooo:rsid="0014e1f2" officeooo:paragraph-rsid="0014e1f2"/>
    </style:style>
    <style:style style:name="P29" style:family="paragraph" style:parent-style-name="Standard">
      <style:text-properties officeooo:rsid="0014e1f2" officeooo:paragraph-rsid="0022c645"/>
    </style:style>
    <style:style style:name="P30" style:family="paragraph" style:parent-style-name="Standard" style:list-style-name="L7">
      <style:text-properties officeooo:rsid="0014e1f2" officeooo:paragraph-rsid="0023d45e"/>
    </style:style>
    <style:style style:name="P31" style:family="paragraph" style:parent-style-name="Standard" style:list-style-name="L8">
      <style:text-properties officeooo:rsid="0014fb79" officeooo:paragraph-rsid="0022c645"/>
    </style:style>
    <style:style style:name="P32" style:family="paragraph" style:parent-style-name="Standard" style:list-style-name="L9">
      <style:text-properties officeooo:rsid="0014fb79" officeooo:paragraph-rsid="0014fb79"/>
    </style:style>
    <style:style style:name="P33" style:family="paragraph" style:parent-style-name="Heading_20_2">
      <style:text-properties officeooo:rsid="0022c645" officeooo:paragraph-rsid="0022c645"/>
    </style:style>
    <style:style style:name="P34" style:family="paragraph" style:parent-style-name="Text_20_body">
      <style:text-properties officeooo:rsid="0022de97" officeooo:paragraph-rsid="0022de97"/>
    </style:style>
    <style:style style:name="P35" style:family="paragraph" style:parent-style-name="Text_20_body">
      <style:text-properties officeooo:paragraph-rsid="0022c645"/>
    </style:style>
    <style:style style:name="P36" style:family="paragraph" style:parent-style-name="Standard" style:list-style-name="L1">
      <style:text-properties officeooo:paragraph-rsid="0022c645"/>
    </style:style>
    <style:style style:name="P37" style:family="paragraph" style:parent-style-name="Standard" style:list-style-name="L1">
      <style:text-properties officeooo:rsid="0022de97" officeooo:paragraph-rsid="0022de97"/>
    </style:style>
    <style:style style:name="P38" style:family="paragraph" style:parent-style-name="Standard" style:list-style-name="L1">
      <style:text-properties officeooo:rsid="0011fb72" officeooo:paragraph-rsid="0022de97"/>
    </style:style>
    <style:style style:name="P39" style:family="paragraph" style:parent-style-name="Standard" style:list-style-name="L1">
      <style:text-properties officeooo:rsid="001e1e44" officeooo:paragraph-rsid="0014e1f2"/>
    </style:style>
    <style:style style:name="P40" style:family="paragraph" style:parent-style-name="Heading_20_2">
      <style:text-properties officeooo:paragraph-rsid="00296763"/>
    </style:style>
    <style:style style:name="P41" style:family="paragraph" style:parent-style-name="Text_20_body">
      <style:text-properties officeooo:rsid="002729f6" officeooo:paragraph-rsid="002729f6"/>
    </style:style>
    <style:style style:name="P42" style:family="paragraph" style:parent-style-name="Standard" style:list-style-name="L10">
      <style:text-properties officeooo:rsid="00296763" officeooo:paragraph-rsid="00296763"/>
    </style:style>
    <style:style style:name="P43" style:family="paragraph" style:parent-style-name="Standard" style:list-style-name="L10">
      <style:text-properties officeooo:rsid="002729f6" officeooo:paragraph-rsid="00296763"/>
    </style:style>
    <style:style style:name="P44" style:family="paragraph" style:parent-style-name="Standard" style:list-style-name="L10">
      <style:text-properties officeooo:rsid="0022de97" officeooo:paragraph-rsid="002729f6"/>
    </style:style>
    <style:style style:name="P45" style:family="paragraph" style:parent-style-name="Standard">
      <style:text-properties officeooo:rsid="002c4cca" officeooo:paragraph-rsid="002c4cca"/>
    </style:style>
    <style:style style:name="P46" style:family="paragraph" style:parent-style-name="Standard" style:list-style-name="L11">
      <style:text-properties officeooo:rsid="002c4cca" officeooo:paragraph-rsid="002c4cca"/>
    </style:style>
    <style:style style:name="P47" style:family="paragraph" style:parent-style-name="Standard">
      <style:text-properties officeooo:rsid="002adef1" officeooo:paragraph-rsid="002adef1"/>
    </style:style>
    <style:style style:name="P48" style:family="paragraph" style:parent-style-name="Standard">
      <style:text-properties fo:font-weight="bold" officeooo:rsid="002c4cca" officeooo:paragraph-rsid="002c4cca" style:font-weight-asian="bold" style:font-weight-complex="bold"/>
    </style:style>
    <style:style style:name="P49" style:family="paragraph" style:parent-style-name="Standard">
      <style:text-properties fo:font-weight="bold" officeooo:rsid="002deb15" officeooo:paragraph-rsid="002deb15" style:font-weight-asian="bold" style:font-weight-complex="bold"/>
    </style:style>
    <style:style style:name="P50" style:family="paragraph" style:parent-style-name="Standard">
      <style:text-properties fo:font-weight="normal" officeooo:rsid="002deb15" officeooo:paragraph-rsid="002deb15" style:font-weight-asian="normal" style:font-weight-complex="normal"/>
    </style:style>
    <style:style style:name="P51" style:family="paragraph" style:parent-style-name="Standard">
      <style:text-properties fo:font-weight="normal" officeooo:rsid="002c4cca" officeooo:paragraph-rsid="002c4cca" style:font-weight-asian="normal" style:font-weight-complex="normal"/>
    </style:style>
    <style:style style:name="P52" style:family="paragraph" style:parent-style-name="Heading_20_3">
      <style:text-properties officeooo:rsid="002d7338" officeooo:paragraph-rsid="002d7338"/>
    </style:style>
    <style:style style:name="P53" style:family="paragraph" style:parent-style-name="Text_20_body">
      <style:text-properties officeooo:rsid="002deb15" officeooo:paragraph-rsid="002deb15"/>
    </style:style>
    <style:style style:name="P54" style:family="paragraph" style:parent-style-name="Standard">
      <style:text-properties fo:font-weight="bold" officeooo:rsid="002adef1" officeooo:paragraph-rsid="002adef1" style:font-weight-asian="bold" style:font-weight-complex="bold"/>
    </style:style>
    <style:style style:name="P55" style:family="paragraph" style:parent-style-name="Standard">
      <style:text-properties officeooo:rsid="0029e839" officeooo:paragraph-rsid="0029e839"/>
    </style:style>
    <style:style style:name="P56" style:family="paragraph" style:parent-style-name="Standard">
      <style:text-properties officeooo:rsid="002deb15" officeooo:paragraph-rsid="002deb15"/>
    </style:style>
    <style:style style:name="P57" style:family="paragraph" style:parent-style-name="Standard">
      <style:text-properties fo:color="#ff4000" loext:opacity="100%" officeooo:rsid="0027bf00" officeooo:paragraph-rsid="0027bf00"/>
    </style:style>
    <style:style style:name="P58" style:family="paragraph" style:parent-style-name="Standard">
      <style:text-properties officeooo:rsid="002729f6" officeooo:paragraph-rsid="002729f6"/>
    </style:style>
    <style:style style:name="P59" style:family="paragraph" style:parent-style-name="Standard">
      <style:text-properties officeooo:rsid="0011fb72" officeooo:paragraph-rsid="001aacf0"/>
    </style:style>
    <style:style style:name="P60" style:family="paragraph" style:parent-style-name="Standard">
      <style:text-properties officeooo:rsid="0027bf00" officeooo:paragraph-rsid="0027bf00"/>
    </style:style>
    <style:style style:name="P61" style:family="paragraph" style:parent-style-name="Standard">
      <style:text-properties officeooo:rsid="001747a7" officeooo:paragraph-rsid="0022de97"/>
    </style:style>
    <style:style style:name="P62" style:family="paragraph" style:parent-style-name="Standard">
      <style:text-properties officeooo:rsid="0011fb72" officeooo:paragraph-rsid="001747a7"/>
    </style:style>
    <style:style style:name="P63" style:family="paragraph" style:parent-style-name="Standard" style:list-style-name="L12">
      <style:text-properties officeooo:rsid="001747a7" officeooo:paragraph-rsid="001747a7"/>
    </style:style>
    <style:style style:name="P6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P65" style:family="paragraph" style:parent-style-name="Heading_20_2">
      <style:text-properties officeooo:rsid="0022de97" officeooo:paragraph-rsid="0022de97"/>
    </style:style>
    <style:style style:name="P66" style:family="paragraph" style:parent-style-name="Standard">
      <style:text-properties officeooo:rsid="001747a7" officeooo:paragraph-rsid="001747a7"/>
    </style:style>
    <style:style style:name="P67" style:family="paragraph" style:parent-style-name="Standard" style:list-style-name="L13">
      <style:text-properties officeooo:rsid="001747a7" officeooo:paragraph-rsid="001747a7"/>
    </style:style>
    <style:style style:name="P68" style:family="paragraph" style:parent-style-name="Standard" style:list-style-name="L14">
      <style:text-properties officeooo:rsid="001759eb" officeooo:paragraph-rsid="001759eb"/>
    </style:style>
    <style:style style:name="P69" style:family="paragraph" style:parent-style-name="Standard" style:list-style-name="L14">
      <style:text-properties officeooo:rsid="002e5429" officeooo:paragraph-rsid="002e5429"/>
    </style:style>
    <style:style style:name="P70" style:family="paragraph" style:parent-style-name="Standard" style:list-style-name="L14">
      <style:text-properties officeooo:rsid="0018ae65" officeooo:paragraph-rsid="0018ae65"/>
    </style:style>
    <style:style style:name="P71" style:family="paragraph" style:parent-style-name="Standard" style:list-style-name="L14">
      <style:text-properties officeooo:rsid="002729f6" officeooo:paragraph-rsid="002729f6"/>
    </style:style>
    <style:style style:name="P72" style:family="paragraph" style:parent-style-name="Text_20_body">
      <style:text-properties officeooo:rsid="002fddb0" officeooo:paragraph-rsid="002fddb0"/>
    </style:style>
    <style:style style:name="P73" style:family="paragraph" style:parent-style-name="Standard" style:list-style-name="L14">
      <style:text-properties officeooo:paragraph-rsid="001759eb"/>
    </style:style>
    <style:style style:name="P74" style:family="paragraph" style:parent-style-name="Standard" style:list-style-name="L14">
      <style:text-properties officeooo:rsid="001759eb" officeooo:paragraph-rsid="00337d5d"/>
    </style:style>
    <style:style style:name="P75" style:family="paragraph" style:parent-style-name="Standard" style:list-style-name="L14">
      <style:text-properties officeooo:rsid="00337d5d" officeooo:paragraph-rsid="00337d5d"/>
    </style:style>
    <style:style style:name="P76" style:family="paragraph" style:parent-style-name="Standard">
      <style:text-properties officeooo:rsid="001759eb" officeooo:paragraph-rsid="001759eb"/>
    </style:style>
    <style:style style:name="P77" style:family="paragraph" style:parent-style-name="Standard">
      <style:text-properties officeooo:rsid="00337d5d" officeooo:paragraph-rsid="00337d5d"/>
    </style:style>
    <style:style style:name="P78" style:family="paragraph" style:parent-style-name="Standard" style:list-style-name="L15">
      <style:text-properties officeooo:rsid="00337d5d" officeooo:paragraph-rsid="00337d5d"/>
    </style:style>
    <style:style style:name="P79" style:family="paragraph" style:parent-style-name="Standard" style:list-style-name="L16">
      <style:text-properties officeooo:paragraph-rsid="00337d5d"/>
    </style:style>
    <style:style style:name="P80" style:family="paragraph" style:parent-style-name="Standard" style:list-style-name="L4">
      <style:text-properties officeooo:rsid="00337d5d" officeooo:paragraph-rsid="00337d5d"/>
    </style:style>
    <style:style style:name="P81" style:family="paragraph" style:parent-style-name="Standard" style:list-style-name="L4">
      <style:text-properties officeooo:rsid="001759eb" officeooo:paragraph-rsid="00337d5d"/>
    </style:style>
    <style:style style:name="P82" style:family="paragraph" style:parent-style-name="Standard" style:list-style-name="L14">
      <style:text-properties officeooo:rsid="001759eb" officeooo:paragraph-rsid="0031e77a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96763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259631"/>
    </style:style>
    <style:style style:name="T12" style:family="text">
      <style:text-properties officeooo:rsid="001e1e44"/>
    </style:style>
    <style:style style:name="T13" style:family="text">
      <style:text-properties officeooo:rsid="002729f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d7338"/>
    </style:style>
    <style:style style:name="T16" style:family="text">
      <style:text-properties fo:font-weight="bold" officeooo:rsid="002cf4e1" style:font-weight-asian="bold" style:font-weight-complex="bold"/>
    </style:style>
    <style:style style:name="T17" style:family="text">
      <style:text-properties officeooo:rsid="002cf4e1"/>
    </style:style>
    <style:style style:name="T18" style:family="text">
      <style:text-properties officeooo:rsid="002c4cc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2c645" style:font-weight-asian="normal" style:font-weight-complex="normal"/>
    </style:style>
    <style:style style:name="T21" style:family="text">
      <style:text-properties style:use-window-font-color="true" loext:opacity="0%"/>
    </style:style>
    <style:style style:name="T22" style:family="text">
      <style:text-properties officeooo:rsid="0029e839"/>
    </style:style>
    <style:style style:name="T2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officeooo:rsid="002e5429"/>
    </style:style>
    <style:style style:name="T25" style:family="text">
      <style:text-properties officeooo:rsid="001759eb"/>
    </style:style>
    <style:style style:name="T26" style:family="text">
      <style:text-properties officeooo:rsid="00337d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Heading_20_1" text:outline-level="1"><text:bookmark-start text:name="__RefHeading___Toc657_1902562780"/>Begrifflichkeiten<text:bookmark-end text:name="__RefHeading___Toc657_1902562780"/></text:h>
      <text:list xml:id="list1144423367" text:style-name="L1">
        <text:list-item>
          <text:p text:style-name="P4">Schaltgleis (Auslösung durch Schleifer)</text:p>
          <text:list>
            <text:list-item>
              <text:p text:style-name="P4">Schaltkontakt (z.B. vor Bahnübergang, Tunnelportal)</text:p>
            </text:list-item>
            <text:list-item>
              <text:p text:style-name="P5">Bremskontakt </text:p>
              <text:list>
                <text:list-item>
                  <text:p text:style-name="P6">Lokabhängig</text:p>
                </text:list-item>
                <text:list-item>
                  <text:p text:style-name="P6">Lokunabhängig</text:p>
                </text:list-item>
              </text:list>
            </text:list-item>
          </text:list>
        </text:list-item>
        <text:list-item>
          <text:p text:style-name="P5">Kontaktgleis <text:span text:style-name="T1">(Auslösung durch Radsatz)</text:span></text:p>
          <text:list>
            <text:list-item>
              <text:p text:style-name="P5">Blockkontakt (vor Signal, <text:span text:style-name="T2">Block belegt</text:span>)</text:p>
              <text:p text:style-name="P4"/>
            </text:list-item>
          </text:list>
        </text:list-item>
      </text:list>
      <text:h text:style-name="Heading_20_1" text:outline-level="1">Beschreibung</text:h>
      <text:h text:style-name="P3" text:outline-level="2"><text:bookmark-start text:name="__RefHeading___Toc595_1902562780"/>Befehl<text:bookmark-end text:name="__RefHeading___Toc595_1902562780"/></text:h>
      <text:p text:style-name="P7">Ein einzelner Befehl stellt eine priorisierte Schaltwanweisung durch die CentralStation oder das Absetzen eines Befehls an den Moba-Server dar. <text:span text:style-name="T3">Die Befehle werden nach folgender Priorität abgearbeitet:</text:span> </text:p>
      <text:list text:style-name="L2">
        <text:list-header>
          <text:p text:style-name="P8"/>
        </text:list-header>
      </text:list>
      <text:list text:style-name="L3">
        <text:list-item>
          <text:p text:style-name="P9">Zughalt</text:p>
        </text:list-item>
        <text:list-item>
          <text:p text:style-name="P9">Geschwindigkeit</text:p>
        </text:list-item>
        <text:list-item>
          <text:p text:style-name="P9">Nachrichten an MoBa-Server</text:p>
        </text:list-item>
        <text:list-item>
          <text:p text:style-name="P9">Weichen, Signale und sonstige Magnetartikel</text:p>
        </text:list-item>
        <text:list-item>
          <text:p text:style-name="P9">Beleuchtung, Animation und sonstiges</text:p>
        </text:list-item>
      </text:list>
      <text:p text:style-name="P10"/>
      <text:p text:style-name="P11">Es existieren folgende Befehle:</text:p>
      <text:p text:style-name="P10"/>
      <text:list xml:id="list814685223" text:style-name="L4">
        <text:list-item>
          <text:p text:style-name="P12">Ausgang <text:span text:style-name="T4">Impuls </text:span>(<text:span text:style-name="T4">z.B. </text:span>Magnetartikel / Zubehör) <text:span text:style-name="T4">250 ms </text:span>schalten (z.B. Weiche, Signal)</text:p>
        </text:list-item>
        <text:list-item>
          <text:p text:style-name="P13">Ausgang an / aus (z.B.<text:span text:style-name="T5"> Beleuchtung, Funktionsartikel</text:span>)</text:p>
        </text:list-item>
        <text:list-item>
          <text:p text:style-name="P14">Fahrstr<text:span text:style-name="T1">aße schalten</text:span></text:p>
        </text:list-item>
        <text:list-item>
          <text:p text:style-name="P15">Fahrstraßenfreigabe</text:p>
        </text:list-item>
        <text:list-item>
          <text:p text:style-name="P16">Leerbefehl (ohne weitere Funktion)</text:p>
        </text:list-item>
        <text:list-item>
          <text:p text:style-name="P15"><text:soft-page-break/>Blockfreigabe</text:p>
        </text:list-item>
        <text:list-item>
          <text:p text:style-name="P17">Verzögerung ohne GlobalTimer (z.B. verzögertes Abbremsen für kurze Züge vor Signal)</text:p>
        </text:list-item>
        <text:list-item>
          <text:p text:style-name="P18">Verzögerung in Millisekunden <text:span text:style-name="T6">mit GlobalTimer-Multiplikator</text:span></text:p>
        </text:list-item>
        <text:list-item>
          <text:p text:style-name="P19">Geschwindigkeit Lok</text:p>
        </text:list-item>
        <text:list-item>
          <text:p text:style-name="P19">Fahrtrichtung Lok</text:p>
        </text:list-item>
        <text:list-item>
          <text:p text:style-name="P19">Halt Lok</text:p>
        </text:list-item>
        <text:list-item>
          <text:p text:style-name="P19">Funktion Lok</text:p>
          <text:list>
            <text:list-item>
              <text:p text:style-name="P19">Spitzensignal / Schlußleuchten</text:p>
            </text:list-item>
            <text:list-item>
              <text:p text:style-name="P19">Motorengeräusch</text:p>
            </text:list-item>
            <text:list-item>
              <text:p text:style-name="P19">Innenbeleuchtung</text:p>
            </text:list-item>
            <text:list-item>
              <text:p text:style-name="P19">Pantograph</text:p>
            </text:list-item>
            <text:list-item>
              <text:p text:style-name="P19">Hupe / Pfeife</text:p>
            </text:list-item>
            <text:list-item>
              <text:p text:style-name="P19">Bimmel</text:p>
            </text:list-item>
          </text:list>
        </text:list-item>
        <text:list-item>
          <text:p text:style-name="P19">Funktion Waggon</text:p>
          <text:list>
            <text:list-item>
              <text:p text:style-name="P19">Spitzensignal / Schlußleuchten</text:p>
            </text:list-item>
            <text:list-item>
              <text:p text:style-name="P19">Innenbeleuchtung</text:p>
            </text:list-item>
            <text:list-item>
              <text:p text:style-name="P19">Sonderfunktionen</text:p>
            </text:list-item>
          </text:list>
        </text:list-item>
      </text:list>
      <text:p text:style-name="P10"/>
      <text:p text:style-name="P20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p text:style-name="P7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3">Befehlsketten werden entweder einmalig (Fahrstraßensteuerung) oder wiederkehrend ausgeführt (z.B. Bahnübergang)</text:p>
          <text:p text:style-name="P24"/>
        </text:list-item>
      </text:list>
      <text:p text:style-name="P25"/>
      <text:p text:style-name="P26">Beispiele:</text:p>
      <text:p text:style-name="P27"><text:tab/></text:p>
      <text:p text:style-name="P27"><text:tab/>Schaltgleis <text:span text:style-name="T10">(</text:span>vor Bahnübergang<text:span text:style-name="T10">)</text:span>:</text:p>
      <text:list text:style-name="L7">
        <text:list-item>
          <text:p text:style-name="P28">[LOKFUNKTION PFIFF AN]</text:p>
        </text:list-item>
        <text:list-item>
          <text:p text:style-name="P28">[VERZÖGERUNG 2s]</text:p>
        </text:list-item>
        <text:list-item>
          <text:p text:style-name="P28">[LOKFUNKTION PFIFF AUS]<text:tab/></text:p>
        </text:list-item>
        <text:list-item>
          <text:p text:style-name="P28">[LOKFUNKTION BIMMEL AN]</text:p>
        </text:list-item>
        <text:list-item>
          <text:p text:style-name="P28">[GESCHWINDIGKEIT LANGSAM]</text:p>
        </text:list-item>
      </text:list>
      <text:p text:style-name="P29"><text:tab/></text:p>
      <text:p text:style-name="P29"><text:tab/>Bremskontakt</text:p>
      <text:list text:continue-numbering="true" text:style-name="L7">
        <text:list-item>
          <text:p text:style-name="P30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1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7"/>
      <text:p text:style-name="P27"><text:tab/><text:span text:style-name="T10">Blockkontakt:</text:span></text:p>
      <text:list text:style-name="L9">
        <text:list-item>
          <text:p text:style-name="P32">[LOKHALT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<text:soft-page-break/>[LOKFUNKTION LICHT AUS]</text:p>
        </text:list-item>
      </text:list>
      <text:p text:style-name="P27"/>
      <text:h text:style-name="P33" text:outline-level="2"><text:bookmark-start text:name="__RefHeading___Toc661_1902562780"/>Auslösegrund<text:bookmark-end text:name="__RefHeading___Toc661_1902562780"/></text:h>
      <text:p text:style-name="P34">Gibt die Auslösegründe an, wann eine <text:span text:style-name="T11">Befehlsketter</text:span> geschaltet wird. <text:span text:style-name="T11">Hier werden zwischen zwei Gründen unterschieden: Auslösegrund durch die Rückmeldung durch z.B. Taster, Schalt- und Kontaktgleise und durch Softwarebefehl durch den Moba-Server (z.B. durch GlobalTimer-Event)</text:span></text:p>
      <text:p text:style-name="P35"/>
      <text:list text:continue-list="list1144423367" text:style-name="L1">
        <text:list-item>
          <text:p text:style-name="P36">Rückmeldung</text:p>
          <text:list>
            <text:list-item>
              <text:p text:style-name="P36">Taster</text:p>
            </text:list-item>
            <text:list-item>
              <text:p text:style-name="P36">Schaltgleis</text:p>
              <text:list>
                <text:list-item>
                  <text:p text:style-name="P36">Lokabhängig</text:p>
                </text:list-item>
                <text:list-item>
                  <text:p text:style-name="P36">Lokunabhängig</text:p>
                </text:list-item>
              </text:list>
            </text:list-item>
            <text:list-item>
              <text:p text:style-name="P37">Kontaktgleis</text:p>
              <text:list>
                <text:list-item>
                  <text:p text:style-name="P36">Blockkontakt (Radsatz vor Signal, Block belegt)</text:p>
                  <text:list>
                    <text:list-item>
                      <text:p text:style-name="P36">belegt</text:p>
                    </text:list-item>
                    <text:list-item>
                      <text:p text:style-name="P36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Moba-Server</text:p>
          <text:list>
            <text:list-item>
              <text:p text:style-name="P37">Fahrstraße geschaltet</text:p>
            </text:list-item>
            <text:list-item>
              <text:p text:style-name="P37">Unmittelbar</text:p>
            </text:list-item>
            <text:list-item>
              <text:p text:style-name="P37"><text:span text:style-name="T2">GlobalTimerevent </text:span><text:span text:style-name="T12">(moba-server)</text:span></text:p>
            </text:list-item>
            <text:list-item>
              <text:p text:style-name="P38">Fahrplan</text:p>
            </text:list-item>
          </text:list>
          <text:p text:style-name="P39"/>
        </text:list-item>
      </text:list>
      <text:p text:style-name="P25"/>
      <text:h text:style-name="P40" text:outline-level="2">Befehlskettenliste / Teilfahrplan</text:h>
      <text:p text:style-name="P41">Kobiniert Auslösegrund mit einer Befehlskette. Hier werden 3 Arten von Listen unterschieden:</text:p>
      <text:list text:style-name="L10">
        <text:list-item>
          <text:p text:style-name="P42">LocId + Kontakt </text:p>
        </text:list-item>
        <text:list-item>
          <text:p text:style-name="P43">Nur Kontakt</text:p>
        </text:list-item>
        <text:list-item>
          <text:p text:style-name="P44"><text:span text:style-name="T13">Sofort</text:span><text:line-break/></text:p>
        </text:list-item>
      </text:list>
      <text:p text:style-name="P45">Für die ersten beiden Fälle existieren jeweils Listen:</text:p>
      <text:p text:style-name="P45"/>
      <text:list text:style-name="L11">
        <text:list-item>
          <text:p text:style-name="P46"><text:span text:style-name="T14">einmalig auszuführenden Befehle: </text:span><text:line-break/>hier spielt die Position in der Liste eine entscheidende Rolle (FIFO). Wenn ein Kontakt z.B. einen Befehl an 3. Stelle auslösen möchte ist was nicht in Ordnung (Blocksystem → Nothalt auslösem!) <text:span text:style-name="T15">Nach der Abarbeitung des Befehls wird dieser aus der Liste entfernt.</text:span></text:p>
        </text:list-item>
        <text:list-item>
          <text:p text:style-name="P46"><text:span text:style-name="T14">wiederkehrende </text:span><text:span text:style-name="T16">Befehle:</text:span><text:span text:style-name="T17"><text:line-break/>hier spielt die Position in der Liste keine Rolle. Der Befehl wird ausgeführt und in der Liste belassen.</text:span></text:p>
        </text:list-item>
      </text:list>
      <text:p text:style-name="P45"/>
      <text:h text:style-name="Heading_20_3" text:outline-level="3">LocId + Kontakt</text:h>
      <text:p text:style-name="P47"><text:span text:style-name="T18">Der erste Fall wird nur dann ausgelöst wenn </text:span>Kontakt und LocId übereinstlimmen.</text:p>
      <text:p text:style-name="P45"/>
      <text:p text:style-name="P48">Anmerkung: <text:span text:style-name="T19">Kontakte sind immer Fahrtrichtungsabhängig. D.h wird ein Gleis beidseitig befahren sind am Rückmeldemodul für ein </text:span><text:span text:style-name="T20">Schaltgleis </text:span><text:span text:style-name="T19">2 Eingänge zu belegen.</text:span></text:p>
      <text:p text:style-name="P47"/>
      <text:p text:style-name="P49">Beispiel:</text:p>
      <text:p text:style-name="P50"><text:soft-page-break/>Kontaktauslösung für einen Lokpfiff</text:p>
      <text:p text:style-name="P51"/>
      <text:p text:style-name="P51"/>
      <text:h text:style-name="P52" text:outline-level="3">Nur Kontakt</text:h>
      <text:p text:style-name="P53">Der zweite Fall wird ausgelöst, wenn der entsprechenden Kontakt ausgelöst wurde</text:p>
      <text:p text:style-name="P51"/>
      <text:p text:style-name="P54">Beispiel:</text:p>
      <text:p text:style-name="P55"/>
      <text:p text:style-name="P56">Schalten eines Bahnüberganges</text:p>
      <text:p text:style-name="P57"/>
      <text:p text:style-name="P58"><text:span text:style-name="T21"/></text:p>
      <text:p text:style-name="P59"/>
      <text:p text:style-name="P57">ACHTUNG: Unterscheidung, ob Kontakt z.B. Taster oder Block/Bremskontakt. Wenn im letzteren Fall keine entsprechende LocId im BreakVector dann Alarm!!</text:p>
      <text:p text:style-name="P57"/>
      <text:p text:style-name="P60">Zum ersten <text:span text:style-name="T22">und zweiten </text:span>Fall: Aus dem “BreakVetor“ LocId ermitteln. Mit LocId Befehlskettenlist ermitteln. Kontaktid muss Element an erster Stelle sein.</text:p>
      <text:p text:style-name="P59"/>
      <text:h text:style-name="Heading_20_2" text:outline-level="2"><text:bookmark-start text:name="__RefHeading___Toc663_1902562780"/>Teilfahrplan <text:bookmark-end text:name="__RefHeading___Toc663_1902562780"/></text:h>
      <text:p text:style-name="P61">Fahrauftrag für einen Zug von Block 1 nach Block n:</text:p>
      <text:p text:style-name="P62"/>
      <text:list text:style-name="L12">
        <text:list-item>
          <text:p text:style-name="P63">Besteht aus ZugId und einer Map</text:p>
          <text:list>
            <text:list-item>
              <text:p text:style-name="P63">Map::key <text:tab/>=&gt; Kontakt</text:p>
            </text:list-item>
            <text:list-item>
              <text:p text:style-name="P63">Map::value <text:tab/>=&gt; Befehlsliste</text:p>
            </text:list-item>
            <text:list-item>
              <text:p text:style-name="P63">ZugId::LokId<text:tab/>=&gt; LocalId</text:p>
            </text:list-item>
          </text:list>
          <text:p text:style-name="P63"/>
        </text:list-item>
      </text:list>
      <text:p text:style-name="P64" loext:marker-style-name="T23"/>
      <text:h text:style-name="P65" text:outline-level="2"><text:bookmark-start text:name="__RefHeading___Toc665_1902562780"/>Fahrplan<text:bookmark-end text:name="__RefHeading___Toc665_1902562780"/></text:h>
      <text:p text:style-name="P61">Fahrauftrag für einen Zug von Punkt 1 nach Punkt 2, z.B. von Bahnhof nach Schattenbahnhof</text:p>
      <text:p text:style-name="P66"/>
      <text:list text:style-name="L13">
        <text:list-item>
          <text:p text:style-name="P67">Besteht aus mehreren Teilfahrplänen</text:p>
        </text:list-item>
        <text:list-item>
          <text:p text:style-name="P67">Ist an eine Uhrzeit (GlobalTimerEvent) gebunden</text:p>
        </text:list-item>
      </text:list>
      <text:p text:style-name="P66"/>
      <text:h text:style-name="Heading_20_2" text:outline-level="2"><text:bookmark-start text:name="__RefHeading___Toc667_1902562780"/>Todo<text:bookmark-end text:name="__RefHeading___Toc667_1902562780"/></text:h>
      <text:list xml:id="list3209446708" text:style-name="L14">
        <text:list-item>
          <text:p text:style-name="P68">Fahrtrichtungswechsel</text:p>
        </text:list-item>
        <text:list-item>
          <text:p text:style-name="P68">Fliegende Überholung</text:p>
        </text:list-item>
        <text:list-item>
          <text:p text:style-name="P68">Kurswagen</text:p>
        </text:list-item>
        <text:list-item>
          <text:p text:style-name="P68">Rangierzug</text:p>
        </text:list-item>
        <text:list-item>
          <text:p text:style-name="P68">Nebenbahn</text:p>
        </text:list-item>
        <text:list-item>
          <text:p text:style-name="P68">Verklemmungserkennung (eingleisige Nebenbahn)</text:p>
        </text:list-item>
        <text:list-item>
          <text:p text:style-name="P68">Lokwechsel</text:p>
        </text:list-item>
        <text:list-item>
          <text:p text:style-name="P68">Lokfahrt ins Betriebswerk</text:p>
        </text:list-item>
        <text:list-item>
          <text:p text:style-name="P69">Befehlslisten wieder entfernen (GlobalTimerEvent, Blocksystem)</text:p>
        </text:list-item>
        <text:list-item>
          <text:p text:style-name="P70">Dunkeltastung =&gt; Kontakte, die Betätigt werden aber keine Funktion (mehr) ausführen. z.B 2ter Schleifer über Bremskontakt, erster Blockkontakt bei in beide Richtung befahrener <text:soft-page-break/>Block <text:span text:style-name="T24">(VOID-Befehl, wiederkehrend → Achtung: Hier müssen wir wissen, wie viele Schleifer – mindestens 2 der Zug aufweist.)</text:span></text:p>
        </text:list-item>
        <text:list-item>
          <text:p text:style-name="P71"/>
        </text:list-item>
      </text:list>
      <text:p text:style-name="P58"/>
      <text:p text:style-name="P58">BreakeVector umbenennen: Hier erfolgt die Zuordnung Kontakt / LocId </text:p>
      <text:p text:style-name="P58"/>
      <text:h text:style-name="Heading_20_3" text:outline-level="3"><text:span text:style-name="T24">Liste</text:span> der <text:span text:style-name="T24">Befehle</text:span></text:h>
      <text:p text:style-name="Text_20_body"/>
      <text:p text:style-name="P72">Central Station</text:p>
      <text:list xml:id="list182249993704091" text:continue-numbering="true" text:style-name="L14">
        <text:list-item>
          <text:p text:style-name="P73"><text:span text:style-name="T25">LOK_NOTHALT<text:tab/><text:tab/><text:tab/></text:span><text:span text:style-name="T26">[int: addr] </text:span></text:p>
        </text:list-item>
        <text:list-item>
          <text:p text:style-name="P74">LOK_GESCHWINDIGKEIT<text:tab/><text:span text:style-name="T26">int: speed, [int: addr]</text:span></text:p>
        </text:list-item>
        <text:list-item>
          <text:p text:style-name="P74">LOK_FAHRTRICHTUNG<text:tab/><text:tab/><text:span text:style-name="T26">[int: addr]</text:span></text:p>
        </text:list-item>
        <text:list-item>
          <text:p text:style-name="P74">LOK_FUNKTION_AN_*<text:tab/><text:tab/><text:span text:style-name="T26">[int: addr], int: art</text:span></text:p>
        </text:list-item>
        <text:list-item>
          <text:p text:style-name="P74">LOK_FUNKTION_AUS_*<text:tab/><text:tab/><text:span text:style-name="T26">[int: addr], int: art</text:span></text:p>
        </text:list-item>
        <text:list-item>
          <text:p text:style-name="P74">LOK_FUNKTION_IMPULS_*<text:tab/><text:span text:style-name="T26">[int: addr], int: art</text:span></text:p>
        </text:list-item>
        <text:list-item>
          <text:p text:style-name="P68">SCHALTEN<text:span text:style-name="T26">_IMPULS<text:tab/><text:tab/>int: addr</text:span></text:p>
        </text:list-item>
        <text:list-item>
          <text:p text:style-name="P75">SCHALTEN_AN<text:tab/><text:tab/><text:tab/>int: addr</text:p>
        </text:list-item>
        <text:list-item>
          <text:p text:style-name="P75">SCHALTEN_AUS<text:tab/><text:tab/><text:tab/>int: addr</text:p>
        </text:list-item>
      </text:list>
      <text:p text:style-name="P76"/>
      <text:p text:style-name="P77">Nachticht an MobaServer</text:p>
      <text:list text:style-name="L15">
        <text:list-item>
          <text:p text:style-name="P78">FAHRSTRASSE_SCHALTEN<text:tab/>int: id</text:p>
        </text:list-item>
        <text:list-item>
          <text:p text:style-name="P78">FAHRSTRASSE_GESCHALTET<text:tab/>int: id</text:p>
        </text:list-item>
        <text:list-item>
          <text:p text:style-name="P78">FAHRSTRASSE_FREIGEGEBEN<text:tab/>int: id</text:p>
        </text:list-item>
        <text:list-item>
          <text:p text:style-name="P78">BLOCK_FREIGABE<text:tab/><text:tab/><text:tab/>int: id</text:p>
        </text:list-item>
      </text:list>
      <text:p text:style-name="P76"/>
      <text:p text:style-name="P77">Sonstiges</text:p>
      <text:list text:style-name="L16">
        <text:list-item>
          <text:p text:style-name="P79"><text:span text:style-name="T26">LEERBEFEHL</text:span></text:p>
        </text:list-item>
      </text:list>
      <text:list text:continue-list="list814685223" text:style-name="L4">
        <text:list-item>
          <text:p text:style-name="P80">VERZOEGERUNG<text:tab/><text:tab/><text:tab/>int: ms</text:p>
          <text:p text:style-name="P81"/>
        </text:list-item>
      </text:list>
      <text:p text:style-name="P76"/>
      <text:p text:style-name="P76"/>
      <text:list text:continue-list="list182249993704091" text:style-name="L14">
        <text:list-item>
          <text:p text:style-name="P82">Stirnbeleuchtung</text:p>
        </text:list-item>
        <text:list-item>
          <text:p text:style-name="P82">innenbeleuchtung</text:p>
        </text:list-item>
        <text:list-item>
          <text:p text:style-name="P82">Rücklicht</text:p>
        </text:list-item>
        <text:list-item>
          <text:p text:style-name="P82">Geräsch</text:p>
        </text:list-item>
        <text:list-item>
          <text:p text:style-name="P82">Pantograf</text:p>
        </text:list-item>
        <text:list-item>
          <text:p text:style-name="P82">Rauch</text:p>
        </text:list-item>
        <text:list-item>
          <text:p text:style-name="P82">Telexkupplung</text:p>
        </text:list-item>
        <text:list-item>
          <text:p text:style-name="P82">Horn</text:p>
        </text:list-item>
        <text:list-item>
          <text:p text:style-name="P82">Glocke</text:p>
        </text:list-item>
        <text:list-item>
          <text:p text:style-name="P82">Betriebsgeräusch</text:p>
        </text:list-item>
        <text:list-item>
          <text:p text:style-name="P82">Führerstand vorn</text:p>
        </text:list-item>
        <text:list-item>
          <text:p text:style-name="P82">Führerstand hinten</text:p>
        </text:list-item>
        <text:list-item>
          <text:p text:style-name="P82">Führerstandsbeleuchtung</text:p>
        </text:list-item>
        <text:list-item>
          <text:p text:style-name="P82">Telexkupplung hinten</text:p>
        </text:list-item>
        <text:list-item>
          <text:p text:style-name="P82">Telexkupplung vorne</text:p>
        </text:list-item>
        <text:list-item>
          <text:p text:style-name="P82">pantorgraf hinten</text:p>
        </text:list-item>
        <text:list-item>
          <text:p text:style-name="P82">pantograf vorne</text:p>
        </text:list-item>
        <text:list-item>
          <text:p text:style-name="P82"><text:tab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8T18:22:47.825290051</dc:date>
    <meta:editing-duration>PT4H21M42S</meta:editing-duration>
    <meta:editing-cycles>32</meta:editing-cycles>
    <meta:generator>LibreOffice/25.2.2.2$Linux_X86_64 LibreOffice_project/520$Build-2</meta:generator>
    <meta:document-statistic meta:table-count="0" meta:image-count="0" meta:object-count="0" meta:page-count="5" meta:paragraph-count="175" meta:word-count="826" meta:character-count="5773" meta:non-whitespace-character-count="5206"/>
  </office:meta>
</office:document-meta>
</file>